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fo:font-weight="bold" officeooo:rsid="000d7409" officeooo:paragraph-rsid="000d7409" style:font-weight-asian="bold" style:font-weight-complex="bold"/>
    </style:style>
    <style:style style:name="P2" style:family="paragraph" style:parent-style-name="Standard">
      <style:paragraph-properties fo:text-align="center" style:justify-single-word="false"/>
      <style:text-properties fo:font-size="16pt" fo:font-weight="bold" officeooo:rsid="000c4c94" officeooo:paragraph-rsid="000c4c94" style:font-size-asian="14pt" style:font-weight-asian="bold" style:font-size-complex="16pt" style:font-weight-complex="bold"/>
    </style:style>
    <style:style style:name="P3" style:family="paragraph" style:parent-style-name="Standard">
      <style:paragraph-properties fo:text-align="justify" style:justify-single-word="false"/>
      <style:text-properties fo:font-size="16pt" fo:font-weight="bold" officeooo:rsid="000c4c94" officeooo:paragraph-rsid="000c4c94" style:font-size-asian="14pt" style:font-weight-asian="bold" style:font-size-complex="16pt" style:font-weight-complex="bold"/>
    </style:style>
    <style:style style:name="P4" style:family="paragraph" style:parent-style-name="Standard">
      <style:paragraph-properties fo:text-align="justify" style:justify-single-word="false"/>
      <style:text-properties fo:font-size="14pt" fo:font-weight="bold" officeooo:rsid="000c4c94" officeooo:paragraph-rsid="000c4c94" style:font-size-asian="12.25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0d7409" officeooo:paragraph-rsid="000d7409" style:font-size-asian="12.25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0e490c" officeooo:paragraph-rsid="000e490c" style:font-size-asian="12.25pt" style:font-weight-asian="bold" style:font-size-complex="14pt" style:font-weight-complex="bold"/>
    </style:style>
    <style:style style:name="P7" style:family="paragraph" style:parent-style-name="Standard" style:list-style-name="L18">
      <style:paragraph-properties fo:text-align="justify" style:justify-single-word="false"/>
      <style:text-properties fo:font-size="14pt" fo:font-weight="bold" officeooo:rsid="000e490c" officeooo:paragraph-rsid="000e490c" style:font-size-asian="12.25pt" style:font-weight-asian="bold" style:font-size-complex="14pt" style:font-weight-complex="bold"/>
    </style:style>
    <style:style style:name="P8" style:family="paragraph" style:parent-style-name="Standard" style:list-style-name="L18">
      <style:paragraph-properties fo:text-align="justify" style:justify-single-word="false"/>
      <style:text-properties fo:font-size="14pt" fo:font-weight="bold" officeooo:rsid="000f8b66" officeooo:paragraph-rsid="000f8b66" style:font-size-asian="12.25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0f8b66" officeooo:paragraph-rsid="000f8b66" style:font-size-asian="12.25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normal" officeooo:rsid="000c4c94" officeooo:paragraph-rsid="000c4c94" style:font-size-asian="12.25pt" style:font-weight-asian="normal" style:font-size-complex="14pt" style:font-weight-complex="normal"/>
    </style:style>
    <style:style style:name="P11" style:family="paragraph" style:parent-style-name="Standard" style:list-style-name="L3">
      <style:paragraph-properties fo:text-align="justify" style:justify-single-word="false"/>
      <style:text-properties fo:font-size="14pt" fo:font-weight="normal" officeooo:rsid="000c4c94" officeooo:paragraph-rsid="000c4c94" style:font-size-asian="12.25pt" style:font-weight-asian="normal" style:font-size-complex="14pt" style:font-weight-complex="normal"/>
    </style:style>
    <style:style style:name="P12" style:family="paragraph" style:parent-style-name="Standard" style:list-style-name="L3">
      <style:paragraph-properties fo:text-align="justify" style:justify-single-word="false"/>
      <style:text-properties fo:font-size="14pt" fo:font-weight="normal" officeooo:rsid="000d7409" officeooo:paragraph-rsid="000d7409" style:font-size-asian="12.25pt" style:font-weight-asian="normal" style:font-size-complex="14pt" style:font-weight-complex="normal"/>
    </style:style>
    <style:style style:name="P13" style:family="paragraph" style:parent-style-name="Standard" style:list-style-name="L3">
      <style:paragraph-properties fo:text-align="justify" style:justify-single-word="false"/>
      <style:text-properties fo:font-size="14pt" fo:font-style="normal" fo:font-weight="normal" officeooo:rsid="000d7409" officeooo:paragraph-rsid="000d7409" style:font-size-asian="12.25pt" style:font-style-asian="normal" style:font-weight-asian="normal" style:font-size-complex="14pt" style:font-style-complex="normal" style:font-weight-complex="normal"/>
    </style:style>
    <style:style style:name="P14" style:family="paragraph" style:parent-style-name="Standard">
      <style:paragraph-properties fo:text-align="justify" style:justify-single-word="false"/>
      <style:text-properties fo:font-size="14pt" officeooo:paragraph-rsid="000c4c94" style:font-size-asian="14pt" style:font-size-complex="14pt"/>
    </style:style>
    <style:style style:name="P15" style:family="paragraph" style:parent-style-name="Standard" style:list-style-name="L1">
      <style:paragraph-properties fo:text-align="justify" style:justify-single-word="false"/>
      <style:text-properties officeooo:rsid="000d7409" officeooo:paragraph-rsid="000d7409"/>
    </style:style>
    <style:style style:name="P16" style:family="paragraph" style:parent-style-name="Standard" style:list-style-name="L4">
      <style:paragraph-properties fo:text-align="justify" style:justify-single-word="false"/>
      <style:text-properties officeooo:rsid="000d7409" officeooo:paragraph-rsid="000d7409"/>
    </style:style>
    <style:style style:name="P17" style:family="paragraph" style:parent-style-name="Standard">
      <style:paragraph-properties fo:text-align="justify" style:justify-single-word="false"/>
      <style:text-properties officeooo:rsid="000d7409" officeooo:paragraph-rsid="000d7409"/>
    </style:style>
    <style:style style:name="P18" style:family="paragraph" style:parent-style-name="Standard">
      <style:paragraph-properties fo:text-align="justify" style:justify-single-word="false"/>
      <style:text-properties fo:font-weight="normal" officeooo:rsid="000d7409" officeooo:paragraph-rsid="000d7409" style:font-weight-asian="normal" style:font-weight-complex="normal"/>
    </style:style>
    <style:style style:name="P19" style:family="paragraph" style:parent-style-name="Standard" style:list-style-name="L1">
      <style:paragraph-properties fo:text-align="justify" style:justify-single-word="false"/>
      <style:text-properties officeooo:paragraph-rsid="000c4c94"/>
    </style:style>
    <style:style style:name="P20" style:family="paragraph" style:parent-style-name="Standard" style:list-style-name="L12">
      <style:paragraph-properties fo:text-align="justify" style:justify-single-word="false"/>
      <style:text-properties officeooo:paragraph-rsid="000d7409"/>
    </style:style>
    <style:style style:name="P21" style:family="paragraph" style:parent-style-name="Standard" style:list-style-name="L11">
      <style:paragraph-properties fo:text-align="justify" style:justify-single-word="false"/>
      <style:text-properties officeooo:paragraph-rsid="000d7409"/>
    </style:style>
    <style:style style:name="P22" style:family="paragraph" style:parent-style-name="Standard" style:list-style-name="L13">
      <style:paragraph-properties fo:text-align="justify" style:justify-single-word="false"/>
      <style:text-properties officeooo:paragraph-rsid="000d7409"/>
    </style:style>
    <style:style style:name="P23" style:family="paragraph" style:parent-style-name="Standard" style:list-style-name="L14">
      <style:paragraph-properties fo:text-align="justify" style:justify-single-word="false"/>
      <style:text-properties officeooo:paragraph-rsid="000d7409"/>
    </style:style>
    <style:style style:name="P24" style:family="paragraph" style:parent-style-name="Standard" style:list-style-name="L15">
      <style:paragraph-properties fo:text-align="justify" style:justify-single-word="false"/>
      <style:text-properties officeooo:paragraph-rsid="000d7409"/>
    </style:style>
    <style:style style:name="P25" style:family="paragraph" style:parent-style-name="Standard" style:list-style-name="L16">
      <style:paragraph-properties fo:text-align="justify" style:justify-single-word="false"/>
      <style:text-properties officeooo:paragraph-rsid="000d7409"/>
    </style:style>
    <style:style style:name="P26" style:family="paragraph" style:parent-style-name="Standard" style:list-style-name="L17">
      <style:paragraph-properties fo:text-align="justify" style:justify-single-word="false"/>
      <style:text-properties officeooo:paragraph-rsid="000d7409"/>
    </style:style>
    <style:style style:name="P27" style:family="paragraph" style:parent-style-name="Standard">
      <style:paragraph-properties fo:line-height="115%" fo:text-align="justify" style:justify-single-word="false"/>
      <style:text-properties officeooo:paragraph-rsid="000c4c94"/>
    </style:style>
    <style:style style:name="P28" style:family="paragraph" style:parent-style-name="Text_20_body">
      <style:paragraph-properties fo:line-height="115%" fo:text-align="justify" style:justify-single-word="false"/>
      <style:text-properties fo:font-size="14pt" style:font-size-asian="14pt" style:font-size-complex="14pt"/>
    </style:style>
    <style:style style:name="T1" style:family="text">
      <style:text-properties fo:font-size="14pt" fo:font-weight="bold" officeooo:rsid="000c4c94" style:font-size-asian="12.25pt" style:font-weight-asian="bold" style:font-size-complex="14pt" style:font-weight-complex="bold"/>
    </style:style>
    <style:style style:name="T2" style:family="text">
      <style:text-properties fo:font-size="14pt" fo:font-weight="normal" style:font-size-asian="12.25pt" style:font-weight-asian="normal" style:font-size-complex="14pt" style:font-weight-complex="normal"/>
    </style:style>
    <style:style style:name="T3" style:family="text">
      <style:text-properties fo:font-size="14pt" fo:font-weight="normal" officeooo:rsid="000c4c94" style:font-size-asian="12.25pt" style:font-weight-asian="normal" style:font-size-complex="14pt" style:font-weight-complex="normal"/>
    </style:style>
    <style:style style:name="T4" style:family="text">
      <style:text-properties fo:font-size="14pt" style:font-size-asian="12.25pt" style:font-size-complex="14pt"/>
    </style:style>
    <style:style style:name="T5" style:family="text">
      <style:text-properties fo:font-size="14pt" officeooo:rsid="000c4c94" style:font-size-asian="12.25pt" style:font-size-complex="14pt"/>
    </style:style>
    <style:style style:name="T6" style:family="text">
      <style:text-properties fo:font-size="14pt" style:font-size-asian="14pt" style:font-size-complex="14pt"/>
    </style:style>
    <style:style style:name="T7" style:family="text">
      <style:text-properties officeooo:rsid="000d7409"/>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0d7409" style:font-weight-asian="normal"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UTOMOTIVE SYSTEM MANAGEMENT</text:p>
      <text:p text:style-name="P3"/>
      <text:p text:style-name="P4">Introduction:</text:p>
      <text:p text:style-name="P4"/>
      <text:p text:style-name="P27"><text:span text:style-name="T1"><text:tab/></text:span><text:span text:style-name="T6">The rapid evolution of automotive technology has necessitated the development of intelligent and integrated systems for efficient vehicle management and diagnostics. This project, titled </text:span><text:span text:style-name="Strong_20_Emphasis"><text:span text:style-name="T6">Automotive System Management</text:span></text:span><text:span text:style-name="T6">, presents a comprehensive C++ application that utilizes the SQLite database and integrates with automotive systems to manage vehicle data, perform real-time diagnostics, and ensure effective monitoring. The system is designed to be modular and extensible, allowing seamless interaction with vehicle components through the OBD-II protocol, while storing all relevant data in a structured, lightweight local database.</text:span></text:p>
      <text:p text:style-name="P14"/>
      <text:p text:style-name="P28">The application includes key modules such as vehicle data management, Diagnostic Trouble Code (DTC) handling, real-time sensor monitoring, alert generation, and performance analysis. Each module is developed using standard C++ practices and leverages the SQLite C API for efficient data storage and retrieval. Although real hardware integration through OBD-II is simulated in this prototype, the architecture is capable of supporting live data from connected vehicles. This system ensures not only a user-friendly and menu-driven interface for technicians and administrators but also facilitates accurate diagnostics and insightful analytics to support predictive maintenance and improved vehicle performance.</text:p>
      <text:p text:style-name="P10">Follow these steps to build and run the project:</text:p>
      <text:p text:style-name="P4">Pre-requisites:</text:p>
      <text:p text:style-name="P4"/>
      <text:list text:style-name="L3">
        <text:list-item>
          <text:p text:style-name="P11">C++ <text:span text:style-name="T7">compiler</text:span></text:p>
        </text:list-item>
        <text:list-item>
          <text:p text:style-name="P12">Cmake: for building project (minimum version 3.10)</text:p>
        </text:list-item>
        <text:list-item>
          <text:p text:style-name="P12">sqlite3 installed and linked to project (ex. in linux <text:span text:style-name="T8">libsqlite3-dev, </text:span><text:span text:style-name="T10">in windows sqlite3.h, sqlite3.dll and sqlite3.lib files)</text:span></text:p>
        </text:list-item>
        <text:list-item>
          <text:p text:style-name="P13">Any text editor.</text:p>
        </text:list-item>
      </text:list>
      <text:p text:style-name="P5"><text:span text:style-name="T8"/></text:p>
      <text:p text:style-name="P1"><text:span text:style-name="T5">P</text:span><text:span text:style-name="T4">rocedure:</text:span></text:p>
      <text:p text:style-name="P1"><text:span text:style-name="T4"/></text:p>
      <text:list text:style-name="L1">
        <text:list-item>
          <text:p text:style-name="P19"><text:span text:style-name="T3">Visit </text:span><text:a xlink:type="simple" xlink:href="https://github.com/chiranthbr/AutomotiveSystemManagement" text:style-name="Internet_20_link" text:visited-style-name="Visited_20_Internet_20_Link"><text:span text:style-name="T3">github</text:span></text:a><text:span text:style-name="T3"> and clone it or download </text:span><text:a xlink:type="simple" xlink:href="https://github.com/chiranthbr/AutomotiveSystemManagement/archive/refs/heads/main.zip" text:style-name="Internet_20_link" text:visited-style-name="Visited_20_Internet_20_Link"><text:span text:style-name="T3">zip file</text:span></text:a><text:span text:style-name="T3"> from here.</text:span></text:p>
        </text:list-item>
        <text:list-item>
          <text:p text:style-name="P15"><text:span text:style-name="T3">E</text:span><text:span text:style-name="T2">nsure all pre-requisites are met.</text:span></text:p>
        </text:list-item>
        <text:list-item>
          <text:p text:style-name="P19"><text:span text:style-name="T3">If downloaded zip file, extract to any destination as required: If cloned, go to particular direcotry.</text:span></text:p>
        </text:list-item>
        <text:list-item>
          <text:p text:style-name="P15"><text:span text:style-name="T3">G</text:span><text:span text:style-name="T2">o to build directory in “automotiveProject” directory and enter following commands:</text:span></text:p>
        </text:list-item>
      </text:list>
      <text:list text:style-name="L4">
        <text:list-item>
          <text:list>
            <text:list-item>
              <text:p text:style-name="P16"><text:span text:style-name="T2">cmake ..</text:span></text:p>
            </text:list-item>
            <text:list-item>
              <text:p text:style-name="P16"><text:span text:style-name="T2">make</text:span></text:p>
            </text:list-item>
            <text:list-item>
              <text:p text:style-name="P16"><text:soft-page-break/><text:span text:style-name="T2">./AutomotiveSystemManagement</text:span></text:p>
            </text:list-item>
          </text:list>
        </text:list-item>
      </text:list>
      <text:p text:style-name="P17"><text:span text:style-name="T2"/></text:p>
      <text:p text:style-name="P17"><text:span text:style-name="T2"/></text:p>
      <text:p text:style-name="P1"><text:span text:style-name="T4">Project structure:</text:span></text:p>
      <text:p text:style-name="P18"><text:span text:style-name="T4"/></text:p>
      <text:p text:style-name="P18"><text:span text:style-name="T4"/></text:p>
      <text:list text:style-name="L12">
        <text:list-item>
          <text:p text:style-name="P20"><text:span text:style-name="T13">Root Directory</text:span></text:p>
        </text:list-item>
      </text:list>
      <text:p text:style-name="P18"/>
      <text:p text:style-name="P18"><text:tab/><text:tab/>CMakeLists.txt — Build configuration file</text:p>
      <text:p text:style-name="P18"/>
      <text:p text:style-name="P18"><text:tab/><text:tab/>main.cpp — Main program with menu interface and program flow</text:p>
      <text:list text:style-name="L11">
        <text:list-header>
          <text:p text:style-name="P21"><text:span text:style-name="T13"/></text:p>
        </text:list-header>
      </text:list>
      <text:list text:style-name="L13">
        <text:list-item>
          <text:p text:style-name="P22"><text:span text:style-name="T13">include/ (Header Files)</text:span></text:p>
        </text:list-item>
      </text:list>
      <text:p text:style-name="P18"/>
      <text:p text:style-name="P18"><text:tab/><text:tab/>VehicleManager.h — Vehicle data management declarations</text:p>
      <text:p text:style-name="P18"/>
      <text:p text:style-name="P18"><text:tab/><text:tab/>DTCManager.h — Diagnostic Trouble Code management declarations</text:p>
      <text:p text:style-name="P18"/>
      <text:p text:style-name="P18"><text:tab/><text:tab/>RealTimeDataManager.h — Real-time data management declarations</text:p>
      <text:p text:style-name="P18"/>
      <text:p text:style-name="P18"><text:tab/><text:tab/>AlertManager.h — Alert system declarations</text:p>
      <text:p text:style-name="P18"/>
      <text:p text:style-name="P18"><text:tab/><text:tab/>UserManager.h — User management declarations (optional)</text:p>
      <text:p text:style-name="P18"><text:tab/></text:p>
      <text:p text:style-name="P18"><text:tab/><text:tab/>DatabaseHelper.h — SQLite helper functions declarations</text:p>
      <text:p text:style-name="P18"/>
      <text:list text:style-name="L14">
        <text:list-item>
          <text:p text:style-name="P23"><text:span text:style-name="T13">src/ (Source Files)</text:span></text:p>
        </text:list-item>
      </text:list>
      <text:p text:style-name="P18"/>
      <text:p text:style-name="P18"><text:tab/><text:tab/>VehicleManager.cpp — Vehicle data management implementation</text:p>
      <text:p text:style-name="P18"/>
      <text:p text:style-name="P18"><text:tab/><text:tab/>DTCManager.cpp — DTC management implementation</text:p>
      <text:p text:style-name="P18"/>
      <text:p text:style-name="P18"><text:tab/><text:tab/>RealTimeDataManager.cpp — Real-time data handling implementation</text:p>
      <text:p text:style-name="P18"/>
      <text:p text:style-name="P18"><text:tab/><text:tab/>AlertManager.cpp — Alert system implementation</text:p>
      <text:p text:style-name="P18"/>
      <text:p text:style-name="P18"><text:tab/><text:tab/>UserManager.cpp — User management implementation (optional)</text:p>
      <text:p text:style-name="P18"/>
      <text:p text:style-name="P18"><text:tab/><text:tab/>DatabaseHelper.cpp — SQLite helper functions implementation</text:p>
      <text:p text:style-name="P18"/>
      <text:list text:style-name="L15">
        <text:list-item>
          <text:p text:style-name="P24"><text:span text:style-name="T13">database</text:span></text:p>
          <text:p text:style-name="P24"><text:span text:style-name="T13"/></text:p>
        </text:list-item>
      </text:list>
      <text:p text:style-name="P18"><text:tab/><text:tab/>automotive.db — SQLite database file</text:p>
      <text:p text:style-name="P18"/>
      <text:list text:style-name="L16">
        <text:list-item>
          <text:p text:style-name="P25"><text:span text:style-name="T13">docs/ (Optional)</text:span></text:p>
        </text:list-item>
      </text:list>
      <text:p text:style-name="P18"/>
      <text:p text:style-name="P18"><text:tab/><text:tab/>Project documentation, user manuals, UML diagrams, etc.</text:p>
      <text:p text:style-name="P18"/>
      <text:list text:style-name="L17">
        <text:list-item>
          <text:p text:style-name="P26"><text:span text:style-name="T13">tests/ (Optional)</text:span></text:p>
        </text:list-item>
        <text:list-item>
          <text:p text:style-name="P26"><text:span text:style-name="T13"/></text:p>
        </text:list-item>
      </text:list>
      <text:p text:style-name="P18"><text:tab/><text:tab/>Unit and integration test cases for modules</text:p>
      <text:p text:style-name="P18"><text:soft-page-break/></text:p>
      <text:p text:style-name="P18"/>
      <text:p text:style-name="P18"/>
      <text:p text:style-name="P18"/>
      <text:p text:style-name="P6">User guide:</text:p>
      <text:p text:style-name="P6"/>
      <text:p text:style-name="P6"><text:tab/><text:span text:style-name="T12">The menu will guide you along the path, It has respective insert, delete, update menus, where we need to select.</text:span></text:p>
      <text:list text:style-name="L18">
        <text:list-item>
          <text:p text:style-name="P7"><text:span text:style-name="T12">At first, the table selection will be there.</text:span></text:p>
        </text:list-item>
        <text:list-item>
          <text:p text:style-name="P7"><text:span text:style-name="T12">For each table respective operations are given.</text:span></text:p>
        </text:list-item>
        <text:list-item>
          <text:p text:style-name="P7"><text:span text:style-name="T12">For insert and update, the prompt will come to enter with following order: “&lt;</text:span>Column name<text:span text:style-name="T12">&gt; : &lt;</text:span>Your response<text:span text:style-name="T12">&gt;”, at &lt;</text:span>Your response<text:span text:style-name="T12">&gt;, the user should enter the value for particular column.</text:span></text:p>
        </text:list-item>
        <text:list-item>
          <text:p text:style-name="P7"><text:span text:style-name="T12">If any integral database errors will occur, it will be appeared on the screen resulting in closing of application.</text:span></text:p>
        </text:list-item>
        <text:list-item>
          <text:p text:style-name="P7"><text:span text:style-name="T12">For </text:span>delete<text:span text:style-name="T12"> and </text:span>update<text:span text:style-name="T12"> operation, the </text:span>ID<text:span text:style-name="T12"> column is must to entered by user.</text:span></text:p>
        </text:list-item>
        <text:list-item>
          <text:p text:style-name="P7">Alerts<text:span text:style-name="T12"> table will be automatically inserted with data when dtc is triggered or </text:span>any<text:span text:style-name="T12"> </text:span>treshold<text:span text:style-name="T12"> is met in real time data.</text:span></text:p>
        </text:list-item>
        <text:list-item>
          <text:p text:style-name="P7"><text:span text:style-name="T12">For Real time data, It will ask to enter the </text:span>vehicle ID<text:span text:style-name="T12">, if any treshold met, it will automatically add to Alerts else, it will do nothing.</text:span></text:p>
        </text:list-item>
        <text:list-item>
          <text:p text:style-name="P8"><text:span text:style-name="T12">You can also interact with database via </text:span>CLI<text:span text:style-name="T12">, by directing to ‘</text:span><text:span text:style-name="T9">database’</text:span><text:span text:style-name="T11"> directory in root and by “</text:span><text:span text:style-name="T9">sqlite3 automotiveDatabase.sqlite</text:span><text:span text:style-name="T10">” </text:span><text:span text:style-name="T11">command.</text:span></text:p>
        </text:list-item>
        <text:list-item>
          <text:p text:style-name="P8"><text:span text:style-name="T10">Future enhancements</text:span><text:span text:style-name="T11"> include the development of GUI for the same project with interactive styles and more ease of handling the database.</text:span></text:p>
        </text:list-item>
      </text:list>
      <text:p text:style-name="P9"><text:span text:style-name="T11"/></text:p>
      <text:p text:style-name="P9"><text:span text:style-name="T11"/></text:p>
      <text:p text:style-name="P9"><text:span text:style-name="T10">Conclusion:</text:span></text:p>
      <text:p text:style-name="P9"><text:span text:style-name="T10"><text:tab/></text:span></text:p>
      <text:p text:style-name="P9"><text:span text:style-name="T10"><text:tab/></text:span><text:span text:style-name="T11">The automotive management project provides interactive menu based interface built using sqlite and sqlite c api, with CUI. This provides ease to manage the database just by menu based interface. CmakeLists.txt file contains all the necessary linkage details and source details for building the project, along with, which it generates </text:span><text:span text:style-name="T10">executable file in build/ directory.</text:span></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5T18:42:21.626046312</meta:creation-date>
    <dc:date>2025-05-25T19:29:05.351949409</dc:date>
    <meta:editing-duration>PT9M37S</meta:editing-duration>
    <meta:editing-cycles>1</meta:editing-cycles>
    <meta:generator>LibreOffice/24.2.7.2$Linux_X86_64 LibreOffice_project/420$Build-2</meta:generator>
    <meta:document-statistic meta:table-count="0" meta:image-count="0" meta:object-count="0" meta:page-count="3" meta:paragraph-count="59" meta:word-count="646" meta:character-count="4563" meta:non-whitespace-character-count="3946"/>
  </office:meta>
</office:document-meta>
</file>